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43ae3" officeooo:paragraph-rsid="00143ae3" style:font-size-asian="15pt" style:font-size-complex="15pt"/>
    </style:style>
    <style:style style:name="P2" style:family="paragraph" style:parent-style-name="Standard">
      <style:text-properties fo:font-size="15pt" officeooo:rsid="00143ae3" officeooo:paragraph-rsid="0014503a" style:font-size-asian="15pt" style:font-size-complex="15pt"/>
    </style:style>
    <style:style style:name="P3" style:family="paragraph" style:parent-style-name="Standard">
      <style:text-properties fo:font-size="15pt" officeooo:rsid="0015cb61" officeooo:paragraph-rsid="0015cb61" style:font-size-asian="15pt" style:font-size-complex="15pt"/>
    </style:style>
    <style:style style:name="P4" style:family="paragraph" style:parent-style-name="Standard">
      <style:text-properties fo:font-size="15pt" officeooo:rsid="0015cb61" officeooo:paragraph-rsid="0014503a" style:font-size-asian="15pt" style:font-size-complex="15pt"/>
    </style:style>
    <style:style style:name="P5" style:family="paragraph" style:parent-style-name="Standard">
      <style:text-properties fo:font-size="15pt" officeooo:rsid="00167e60" officeooo:paragraph-rsid="00167e60" style:font-size-asian="15pt" style:font-size-complex="15pt"/>
    </style:style>
    <style:style style:name="P6" style:family="paragraph" style:parent-style-name="Standard" style:list-style-name="L1">
      <style:text-properties fo:font-size="15pt" officeooo:rsid="00143ae3" officeooo:paragraph-rsid="00143ae3" style:font-size-asian="15pt" style:font-size-complex="15pt"/>
    </style:style>
    <style:style style:name="P7" style:family="paragraph" style:parent-style-name="Standard" style:list-style-name="L1">
      <style:text-properties fo:font-size="15pt" officeooo:rsid="0015cb61" officeooo:paragraph-rsid="0015cb61" style:font-size-asian="15pt" style:font-size-complex="15pt"/>
    </style:style>
    <style:style style:name="P8" style:family="paragraph" style:parent-style-name="Standard" style:list-style-name="L1">
      <style:text-properties fo:font-size="15pt" officeooo:rsid="00167e60" officeooo:paragraph-rsid="00167e60" style:font-size-asian="15pt" style:font-size-complex="15pt"/>
    </style:style>
    <style:style style:name="P9" style:family="paragraph" style:parent-style-name="Standard" style:list-style-name="L1">
      <style:text-properties fo:font-size="15pt" officeooo:rsid="00175dd5" officeooo:paragraph-rsid="00175dd5" style:font-size-asian="15pt" style:font-size-complex="15pt"/>
    </style:style>
    <style:style style:name="T1" style:family="text">
      <style:text-properties officeooo:rsid="0014503a"/>
    </style:style>
    <style:style style:name="T2" style:family="text">
      <style:text-properties officeooo:rsid="00167e60"/>
    </style:style>
    <style:style style:name="T3" style:family="text">
      <style:text-properties officeooo:rsid="0019e53c"/>
    </style:style>
    <style:style style:name="T4" style:family="text">
      <style:text-properties officeooo:rsid="001b9a5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534031986795247998" text:style-name="L1">
        <text:list-item>
          <text:p text:style-name="P6">Il servizio è automatico o deve essere “richiesto” a parte? (ad esempio con un link specifico) (req. 1)<text:span text:style-name="T3"> Deve essere richiesto a parte</text:span></text:p>
        </text:list-item>
      </text:list>
      <text:p text:style-name="P1"/>
      <text:list xml:id="list155644597431838" text:continue-numbering="true" text:style-name="L1">
        <text:list-item>
          <text:p text:style-name="P6">Delucidazioni sui vari framework da usare (per cosa serve spring e cosa AngularJs;) <text:span text:style-name="T3">Spring per la programmazione del service, Angularjs per la grafica</text:span></text:p>
        </text:list-item>
      </text:list>
      <text:p text:style-name="P1"/>
      <text:list xml:id="list155644619536625" text:continue-numbering="true" text:style-name="L1">
        <text:list-item>
          <text:p text:style-name="P6">Avremo un account di amministratore a disposizione? <text:span text:style-name="T4">Un account attivo, come se avessimo l’abbonamento massimo</text:span></text:p>
        </text:list-item>
      </text:list>
      <text:p text:style-name="P1"/>
      <text:list xml:id="list155643222281320" text:continue-numbering="true" text:style-name="L1">
        <text:list-item>
          <text:p text:style-name="P6">Il micro-service è accessibile a tutti I tipi di sottoscrizione al sito?</text:p>
        </text:list-item>
      </text:list>
      <text:p text:style-name="P1"/>
      <text:list xml:id="list155643425724261" text:continue-numbering="true" text:style-name="L1">
        <text:list-item>
          <text:p text:style-name="P6">Quali informazioni devono essere visionate nello storico? <text:span text:style-name="T1">(intesa sia come quali moduli che quali informazioni di dettaglio) Quali no?</text:span>(req. 2 &amp; req 5)<text:span text:style-name="T3">(da decidere nel prossimo colloquio)</text:span></text:p>
        </text:list-item>
      </text:list>
      <text:p text:style-name="P2"/>
      <text:list xml:id="list155642752136583" text:continue-numbering="true" text:style-name="L1">
        <text:list-item>
          <text:p text:style-name="P7">Integrazione di schemi e diagrammi o solo elenco di informazioni? <text:span text:style-name="T3">Uno schemino per I valori di rischio ci sta, il resto è al massimo nei requisiti opzionali</text:span></text:p>
        </text:list-item>
      </text:list>
      <text:p text:style-name="P3"/>
      <text:list xml:id="list155644668407375" text:continue-numbering="true" text:style-name="L1">
        <text:list-item>
          <text:p text:style-name="P7">Si può scaricare lo storico? Se si, in quali formati? <text:span text:style-name="T4">Si, come requisito opzionale</text:span></text:p>
        </text:list-item>
      </text:list>
      <text:p text:style-name="P3"/>
      <text:list xml:id="list155643987103725" text:continue-numbering="true" text:style-name="L1">
        <text:list-item>
          <text:p text:style-name="P7">Come si vogliono evidenziare I cambiamenti avvenuti durante il tempo? <text:span text:style-name="T2">Per relase? Per singola informazione? (ad esempio dire con questa relase si è risolta questa ma si è aggiunta quest’altra) Per relase</text:span></text:p>
        </text:list-item>
      </text:list>
      <text:p text:style-name="P3"/>
      <text:list xml:id="list155643636702238" text:continue-numbering="true" text:style-name="L1">
        <text:list-item>
          <text:p text:style-name="P8">Direttive per la grafica del modulo? <text:span text:style-name="T3">Usare I template già forniti</text:span></text:p>
        </text:list-item>
      </text:list>
      <text:p text:style-name="P5"/>
      <text:list xml:id="list155642828770139" text:continue-numbering="true" text:style-name="L1">
        <text:list-item>
          <text:p text:style-name="P8">Si vuole eseguire un raggruppamento delle informazioni per modulo? <text:span text:style-name="T3">No</text:span></text:p>
        </text:list-item>
      </text:list>
      <text:p text:style-name="P5"/>
      <text:list xml:id="list155642927772594" text:continue-numbering="true" text:style-name="L1">
        <text:list-item>
          <text:p text:style-name="P8">Si vuole eseguire un raggruppamento delle informazioni per relase? <text:span text:style-name="T3">Si</text:span></text:p>
        </text:list-item>
      </text:list>
      <text:p text:style-name="P5"/>
      <text:list xml:id="list155643519573417" text:continue-numbering="true" text:style-name="L1">
        <text:list-item>
          <text:p text:style-name="P9">In caso un analisi avesse un errore in uno o più moduli, come devo trattare la cosa? <text:span text:style-name="T4">Dato non disponibile</text:span>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15:07:08.046585602</meta:creation-date>
    <meta:generator>LibreOffice/5.2.2.2$Linux_X86_64 LibreOffice_project/20m0$Build-2</meta:generator>
    <dc:date>2018-03-09T15:56:42.438096270</dc:date>
    <meta:editing-duration>PT1H28M17S</meta:editing-duration>
    <meta:editing-cycles>6</meta:editing-cycles>
    <meta:document-statistic meta:table-count="0" meta:image-count="0" meta:object-count="0" meta:page-count="1" meta:paragraph-count="12" meta:word-count="236" meta:character-count="1411" meta:non-whitespace-character-count="1199"/>
  </office:meta>
</office:document-meta>
</file>